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9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9. Backups.</text:span></text:p>
      <text:list xml:id="list3127001041" text:style-name="WWNum1">
        <text:list-item>
          <text:p text:style-name="P15"><text:bookmark text:name="_dbh0n1vac4c8"/>Vocabulary</text:p>
        </text:list-item>
      </text:list>
      <text:list xml:id="list3733081997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Backup policy: </text:span>política de copias de seguridad.</text:p>
            </text:list-item>
            <text:list-item>
              <text:p text:style-name="P8"><text:span text:style-name="T8">Full backup: <text:s/></text:span>copia de seguridad completa.</text:p>
            </text:list-item>
            <text:list-item>
              <text:p text:style-name="P8"><text:span text:style-name="T8">Tapes: </text:span>cintas.</text:p>
            </text:list-item>
            <text:list-item>
              <text:p text:style-name="P8"><text:span text:style-name="T8">Reliability: </text:span>fiabilidad.</text:p>
            </text:list-item>
            <text:list-item>
              <text:p text:style-name="P8"><text:span text:style-name="T8">Array: </text:span>matriz.</text:p>
            </text:list-item>
            <text:list-item>
              <text:p text:style-name="P8"><text:span text:style-name="T8">Improvement: </text:span>mejora.</text:p>
            </text:list-item>
            <text:list-item>
              <text:p text:style-name="P8"><text:span text:style-name="T8">Advisable:</text:span> aconsejable.</text:p>
            </text:list-item>
            <text:list-item>
              <text:p text:style-name="P8"><text:span text:style-name="T8">Parity: </text:span>paridad.</text:p>
            </text:list-item>
            <text:list-item>
              <text:p text:style-name="P8"><text:span text:style-name="T8">Nested: </text:span>anidad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fill: </text:span>rellenar.</text:p>
            </text:list-item>
            <text:list-item>
              <text:p text:style-name="P8"><text:span text:style-name="T8">to run out: </text:span>agotarse.</text:p>
            </text:list-item>
            <text:list-item>
              <text:p text:style-name="P8"><text:span text:style-name="T8">to rise:</text:span> subir.</text:p>
            </text:list-item>
            <text:list-item>
              <text:p text:style-name="P8"><text:span text:style-name="T8">to avoid: </text:span>evitar.</text:p>
            </text:list-item>
          </text:list>
        </text:list-item>
        <text:list-item>
          <text:p text:style-name="P7"><text:span text:style-name="T8">Expresiones:</text:span></text:p>
          <text:list>
            <text:list-item>
              <text:p text:style-name="P8"><text:span text:style-name="T8">nor … nor …: </text:span>ni … ni …</text:p>
            </text:list-item>
            <text:list-item>
              <text:p text:style-name="P9"><text:span text:style-name="T8">provided that: </text:span>siempre y cuan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6" meta:word-count="106" meta:character-count="603" meta:non-whitespace-character-count="538"/>
    <meta:generator>LibreOfficeDev/6.0.5.2$Linux_X86_64 LibreOffice_project/</meta:generator>
  </office:meta>
</office:document-meta>
</file>